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2in" loext:contextual-spacing="false"/>
      <style:text-properties fo:color="#000000" style:font-name="Calibri" fo:font-size="12pt" officeooo:paragraph-rsid="0021754e"/>
    </style:style>
    <style:style style:name="P2" style:family="paragraph" style:parent-style-name="Standard">
      <style:paragraph-properties fo:margin-top="0in" fo:margin-bottom="0.2in" loext:contextual-spacing="false"/>
      <style:text-properties fo:color="#000000" style:font-name="Calibri" fo:font-size="12pt" fo:font-weight="bold"/>
    </style:style>
    <style:style style:name="P3" style:family="paragraph" style:parent-style-name="Standard" style:list-style-name="L1">
      <style:paragraph-properties fo:margin-top="0in" fo:margin-bottom="0.2in" loext:contextual-spacing="false"/>
      <style:text-properties fo:color="#000000" style:font-name="Calibri" fo:font-size="12pt"/>
    </style:style>
    <style:style style:name="P4" style:family="paragraph" style:parent-style-name="Standard" style:list-style-name="L1">
      <style:paragraph-properties fo:margin-top="0in" fo:margin-bottom="0.2in" loext:contextual-spacing="false"/>
      <style:text-properties fo:color="#000000" style:font-name="Calibri" fo:font-size="12pt" officeooo:paragraph-rsid="006b28c6"/>
    </style:style>
    <style:style style:name="P5" style:family="paragraph" style:parent-style-name="Standard" style:list-style-name="L1">
      <style:paragraph-properties fo:margin-top="0in" fo:margin-bottom="0.2in" loext:contextual-spacing="false"/>
      <style:text-properties fo:color="#000000" style:font-name="Calibri" fo:font-size="12pt" officeooo:paragraph-rsid="00654b64"/>
    </style:style>
    <style:style style:name="P6" style:family="paragraph" style:parent-style-name="Standard" style:list-style-name="L1">
      <style:paragraph-properties fo:margin-top="0in" fo:margin-bottom="0.2in" loext:contextual-spacing="false"/>
      <style:text-properties fo:color="#000000" style:font-name="Calibri" fo:font-size="12pt" officeooo:paragraph-rsid="0038daa7"/>
    </style:style>
    <style:style style:name="P7" style:family="paragraph" style:parent-style-name="Standard" style:list-style-name="L1">
      <style:paragraph-properties fo:margin-top="0in" fo:margin-bottom="0.2in" loext:contextual-spacing="false"/>
      <style:text-properties fo:color="#000000" style:font-name="Calibri" fo:font-size="12pt" officeooo:paragraph-rsid="003ce0c3"/>
    </style:style>
    <style:style style:name="P8" style:family="paragraph" style:parent-style-name="Standard" style:list-style-name="L1">
      <style:paragraph-properties fo:margin-top="0in" fo:margin-bottom="0.2in" loext:contextual-spacing="false"/>
      <style:text-properties fo:color="#000000" style:font-name="Calibri" fo:font-size="12pt" officeooo:paragraph-rsid="003861ef"/>
    </style:style>
    <style:style style:name="P9" style:family="paragraph" style:parent-style-name="Standard" style:list-style-name="L1">
      <style:paragraph-properties fo:margin-top="0in" fo:margin-bottom="0.2in" loext:contextual-spacing="false"/>
      <style:text-properties fo:color="#000000" style:font-name="Calibri" fo:font-size="12pt" officeooo:paragraph-rsid="0044add6"/>
    </style:style>
    <style:style style:name="P10" style:family="paragraph" style:parent-style-name="Standard" style:list-style-name="L1">
      <style:paragraph-properties fo:margin-top="0in" fo:margin-bottom="0.2in" loext:contextual-spacing="false"/>
      <style:text-properties fo:color="#000000" style:font-name="Calibri" fo:font-size="12pt" officeooo:paragraph-rsid="004fa21c"/>
    </style:style>
    <style:style style:name="P11" style:family="paragraph" style:parent-style-name="Standard" style:list-style-name="L1">
      <style:paragraph-properties fo:margin-top="0in" fo:margin-bottom="0.2in" loext:contextual-spacing="false"/>
      <style:text-properties fo:color="#000000" style:font-name="Calibri" fo:font-size="12pt" officeooo:paragraph-rsid="007ad193"/>
    </style:style>
    <style:style style:name="P12" style:family="paragraph" style:parent-style-name="Standard" style:list-style-name="L1">
      <style:paragraph-properties fo:margin-top="0in" fo:margin-bottom="0.2in" loext:contextual-spacing="false"/>
      <style:text-properties fo:color="#000000" style:font-name="Calibri" fo:font-size="12pt" officeooo:rsid="00639df4" officeooo:paragraph-rsid="00639df4"/>
    </style:style>
    <style:style style:name="P13" style:family="paragraph" style:parent-style-name="Standard" style:list-style-name="L1">
      <style:paragraph-properties fo:margin-top="0in" fo:margin-bottom="0.2in" loext:contextual-spacing="false"/>
      <style:text-properties fo:color="#000000" style:font-name="Calibri" fo:font-size="12pt" officeooo:rsid="005b0432" officeooo:paragraph-rsid="005b0432"/>
    </style:style>
    <style:style style:name="P14" style:family="paragraph" style:parent-style-name="Standard" style:list-style-name="L1">
      <style:paragraph-properties fo:margin-top="0in" fo:margin-bottom="0.2in" loext:contextual-spacing="false"/>
      <style:text-properties fo:color="#000000" style:font-name="Calibri" fo:font-size="12pt" officeooo:rsid="00343f51" officeooo:paragraph-rsid="00343f51"/>
    </style:style>
    <style:style style:name="P15" style:family="paragraph" style:parent-style-name="Standard" style:list-style-name="L1">
      <style:paragraph-properties fo:margin-top="0in" fo:margin-bottom="0.2in" loext:contextual-spacing="false"/>
      <style:text-properties fo:color="#000000" style:font-name="Calibri" fo:font-size="12pt" officeooo:rsid="00343f51" officeooo:paragraph-rsid="0071303a"/>
    </style:style>
    <style:style style:name="P16" style:family="paragraph" style:parent-style-name="Standard" style:list-style-name="L1">
      <style:paragraph-properties fo:margin-top="0in" fo:margin-bottom="0.2in" loext:contextual-spacing="false"/>
      <style:text-properties fo:color="#000000" style:font-name="Calibri" fo:font-size="12pt" officeooo:rsid="003ce0c3" officeooo:paragraph-rsid="003ce0c3"/>
    </style:style>
    <style:style style:name="P17" style:family="paragraph" style:parent-style-name="Standard" style:list-style-name="L1">
      <style:paragraph-properties fo:margin-top="0in" fo:margin-bottom="0.2in" loext:contextual-spacing="false"/>
      <style:text-properties fo:color="#000000" style:font-name="Calibri" fo:font-size="12pt" officeooo:rsid="003d40aa" officeooo:paragraph-rsid="003d40aa"/>
    </style:style>
    <style:style style:name="P18" style:family="paragraph" style:parent-style-name="Standard" style:list-style-name="L1">
      <style:paragraph-properties fo:margin-top="0in" fo:margin-bottom="0.2in" loext:contextual-spacing="false"/>
      <style:text-properties fo:color="#000000" style:font-name="Calibri" fo:font-size="12pt" officeooo:rsid="003aa632" officeooo:paragraph-rsid="003aa632"/>
    </style:style>
    <style:style style:name="P19" style:family="paragraph" style:parent-style-name="Standard" style:list-style-name="L1">
      <style:paragraph-properties fo:margin-top="0in" fo:margin-bottom="0.2in" loext:contextual-spacing="false"/>
      <style:text-properties fo:color="#000000" style:font-name="Calibri" fo:font-size="12pt" officeooo:rsid="0059310c" officeooo:paragraph-rsid="0059310c"/>
    </style:style>
    <style:style style:name="P20" style:family="paragraph" style:parent-style-name="Standard" style:list-style-name="L1">
      <style:paragraph-properties fo:margin-top="0in" fo:margin-bottom="0.2in" loext:contextual-spacing="false"/>
      <style:text-properties fo:color="#000000" style:font-name="Calibri" fo:font-size="12pt" officeooo:rsid="007331c3" officeooo:paragraph-rsid="007331c3"/>
    </style:style>
    <style:style style:name="P21" style:family="paragraph" style:parent-style-name="Standard" style:list-style-name="L1">
      <style:paragraph-properties fo:margin-top="0in" fo:margin-bottom="0.2in" loext:contextual-spacing="false"/>
      <style:text-properties fo:color="#000000" style:font-name="Calibri" fo:font-size="12pt" officeooo:rsid="004bbe7e" officeooo:paragraph-rsid="004bbe7e"/>
    </style:style>
    <style:style style:name="P22" style:family="paragraph" style:parent-style-name="Standard" style:list-style-name="L1">
      <style:paragraph-properties fo:margin-top="0in" fo:margin-bottom="0.2in" loext:contextual-spacing="false"/>
      <style:text-properties fo:color="#000000" style:font-name="Calibri" fo:font-size="12pt" officeooo:rsid="0051345d" officeooo:paragraph-rsid="00654b64"/>
    </style:style>
    <style:style style:name="P23" style:family="paragraph" style:parent-style-name="Standard" style:list-style-name="L1">
      <style:paragraph-properties fo:margin-top="0in" fo:margin-bottom="0.2in" loext:contextual-spacing="false"/>
      <style:text-properties fo:color="#000000" style:font-name="Calibri" fo:font-size="12pt" officeooo:rsid="00773886" officeooo:paragraph-rsid="00773886"/>
    </style:style>
    <style:style style:name="P24" style:family="paragraph" style:parent-style-name="Standard" style:list-style-name="L1">
      <style:paragraph-properties fo:margin-top="0in" fo:margin-bottom="0.2in" loext:contextual-spacing="false"/>
      <style:text-properties fo:color="#000000" style:font-name="Calibri" fo:font-size="12pt" officeooo:rsid="0079332e" officeooo:paragraph-rsid="007ad193"/>
    </style:style>
    <style:style style:name="P25" style:family="paragraph" style:parent-style-name="Standard" style:list-style-name="L1">
      <style:paragraph-properties fo:margin-top="0in" fo:margin-bottom="0.2in" loext:contextual-spacing="false"/>
      <style:text-properties fo:color="#000000" style:font-name="Calibri" fo:font-size="12pt" officeooo:rsid="007a2620" officeooo:paragraph-rsid="007a2620"/>
    </style:style>
    <style:style style:name="P26" style:family="paragraph" style:parent-style-name="Standard" style:list-style-name="L1">
      <style:paragraph-properties fo:margin-top="0in" fo:margin-bottom="0.2in" loext:contextual-spacing="false"/>
      <style:text-properties fo:color="#000000" style:font-name="Calibri" fo:font-size="12pt" officeooo:rsid="001c48d4" officeooo:paragraph-rsid="001c48d4"/>
    </style:style>
    <style:style style:name="P27" style:family="paragraph" style:parent-style-name="Standard" style:list-style-name="L1">
      <style:paragraph-properties fo:margin-top="0in" fo:margin-bottom="0.2in" loext:contextual-spacing="false"/>
      <style:text-properties fo:color="#000000" style:font-name="Calibri" fo:font-size="12pt" officeooo:rsid="001d4d7f" officeooo:paragraph-rsid="001d4d7f"/>
    </style:style>
    <style:style style:name="P28" style:family="paragraph" style:parent-style-name="Standard" style:list-style-name="L1">
      <style:paragraph-properties fo:margin-top="0in" fo:margin-bottom="0.2in" loext:contextual-spacing="false"/>
      <style:text-properties fo:color="#000000" style:font-name="Calibri" fo:font-size="12pt" officeooo:rsid="0021754e" officeooo:paragraph-rsid="0021754e"/>
    </style:style>
    <style:style style:name="P29" style:family="paragraph" style:parent-style-name="Standard" style:list-style-name="L1">
      <style:paragraph-properties fo:margin-top="0in" fo:margin-bottom="0.2in" loext:contextual-spacing="false"/>
      <style:text-properties fo:color="#000000" style:font-name="Calibri" fo:font-size="12pt" officeooo:rsid="00706321" officeooo:paragraph-rsid="00706321"/>
    </style:style>
    <style:style style:name="P30" style:family="paragraph" style:parent-style-name="Standard" style:list-style-name="L1">
      <style:paragraph-properties fo:margin-top="0in" fo:margin-bottom="0.2in" loext:contextual-spacing="false"/>
      <style:text-properties fo:color="#000000" style:font-name="Calibri" fo:font-size="12pt" officeooo:rsid="006f98e9" officeooo:paragraph-rsid="006f98e9"/>
    </style:style>
    <style:style style:name="P31" style:family="paragraph" style:parent-style-name="Standard" style:list-style-name="L2">
      <style:paragraph-properties fo:margin-top="0in" fo:margin-bottom="0.2in" loext:contextual-spacing="false"/>
      <style:text-properties fo:color="#000000" style:font-name="Calibri" fo:font-size="12pt"/>
    </style:style>
    <style:style style:name="T1" style:family="text">
      <style:text-properties officeooo:rsid="0025b686"/>
    </style:style>
    <style:style style:name="T2" style:family="text">
      <style:text-properties officeooo:rsid="0028ebb8"/>
    </style:style>
    <style:style style:name="T3" style:family="text">
      <style:text-properties officeooo:rsid="0030d7f6"/>
    </style:style>
    <style:style style:name="T4" style:family="text">
      <style:text-properties officeooo:rsid="0032c72a"/>
    </style:style>
    <style:style style:name="T5" style:family="text">
      <style:text-properties officeooo:rsid="00341dde"/>
    </style:style>
    <style:style style:name="T6" style:family="text">
      <style:text-properties officeooo:rsid="0034503c"/>
    </style:style>
    <style:style style:name="T7" style:family="text">
      <style:text-properties officeooo:rsid="00353e25"/>
    </style:style>
    <style:style style:name="T8" style:family="text">
      <style:text-properties officeooo:rsid="0036ef96"/>
    </style:style>
    <style:style style:name="T9" style:family="text">
      <style:text-properties officeooo:rsid="0037fe15"/>
    </style:style>
    <style:style style:name="T10" style:family="text">
      <style:text-properties officeooo:rsid="003861ef"/>
    </style:style>
    <style:style style:name="T11" style:family="text">
      <style:text-properties officeooo:rsid="003a2d74"/>
    </style:style>
    <style:style style:name="T12" style:family="text">
      <style:text-properties officeooo:rsid="003aa632"/>
    </style:style>
    <style:style style:name="T13" style:family="text">
      <style:text-properties officeooo:rsid="003c44e3"/>
    </style:style>
    <style:style style:name="T14" style:family="text">
      <style:text-properties officeooo:rsid="003ce0c3"/>
    </style:style>
    <style:style style:name="T15" style:family="text">
      <style:text-properties officeooo:rsid="003f3c70"/>
    </style:style>
    <style:style style:name="T16" style:family="text">
      <style:text-properties officeooo:rsid="0040267a"/>
    </style:style>
    <style:style style:name="T17" style:family="text">
      <style:text-properties officeooo:rsid="00403113"/>
    </style:style>
    <style:style style:name="T18" style:family="text">
      <style:text-properties officeooo:rsid="0040cb67"/>
    </style:style>
    <style:style style:name="T19" style:family="text">
      <style:text-properties officeooo:rsid="0042b4d4"/>
    </style:style>
    <style:style style:name="T20" style:family="text">
      <style:text-properties officeooo:rsid="0044add6"/>
    </style:style>
    <style:style style:name="T21" style:family="text">
      <style:text-properties officeooo:rsid="0045be7f"/>
    </style:style>
    <style:style style:name="T22" style:family="text">
      <style:text-properties officeooo:rsid="0046e26e"/>
    </style:style>
    <style:style style:name="T23" style:family="text">
      <style:text-properties officeooo:rsid="004789ad"/>
    </style:style>
    <style:style style:name="T24" style:family="text">
      <style:text-properties officeooo:rsid="004865e2"/>
    </style:style>
    <style:style style:name="T25" style:family="text">
      <style:text-properties officeooo:rsid="004fa21c"/>
    </style:style>
    <style:style style:name="T26" style:family="text">
      <style:text-properties officeooo:rsid="00501ca2"/>
    </style:style>
    <style:style style:name="T27" style:family="text">
      <style:text-properties officeooo:rsid="0051345d"/>
    </style:style>
    <style:style style:name="T28" style:family="text">
      <style:text-properties officeooo:rsid="00515826"/>
    </style:style>
    <style:style style:name="T29" style:family="text">
      <style:text-properties officeooo:rsid="0051f739"/>
    </style:style>
    <style:style style:name="T30" style:family="text">
      <style:text-properties officeooo:rsid="0053671f"/>
    </style:style>
    <style:style style:name="T31" style:family="text">
      <style:text-properties officeooo:rsid="0054593b"/>
    </style:style>
    <style:style style:name="T32" style:family="text">
      <style:text-properties officeooo:rsid="0059310c"/>
    </style:style>
    <style:style style:name="T33" style:family="text">
      <style:text-properties officeooo:rsid="005e40cb"/>
    </style:style>
    <style:style style:name="T34" style:family="text">
      <style:text-properties officeooo:rsid="00604a5b"/>
    </style:style>
    <style:style style:name="T35" style:family="text">
      <style:text-properties officeooo:rsid="00663a6a"/>
    </style:style>
    <style:style style:name="T36" style:family="text">
      <style:text-properties officeooo:rsid="0067ed3a"/>
    </style:style>
    <style:style style:name="T37" style:family="text">
      <style:text-properties officeooo:rsid="006cca64"/>
    </style:style>
    <style:style style:name="T38" style:family="text">
      <style:text-properties officeooo:rsid="006eb6bb"/>
    </style:style>
    <style:style style:name="T39" style:family="text">
      <style:text-properties officeooo:rsid="007411d3"/>
    </style:style>
    <style:style style:name="T40" style:family="text">
      <style:text-properties officeooo:rsid="007835a2"/>
    </style:style>
    <style:style style:name="T41" style:family="text">
      <style:text-properties officeooo:rsid="007ad19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unctional Requirements:</text:p>
      <text:list xml:id="list5278569704347794185" text:style-name="L1">
        <text:list-item>
          <text:p text:style-name="P3">The App shall run on the Android OS and iOS.</text:p>
        </text:list-item>
        <text:list-item>
          <text:p text:style-name="P4">The App shall contain a <text:span text:style-name="T37">Tab</text:span> Menu that displays four <text:span text:style-name="T35">pressable</text:span> Menu Buttons: <text:span text:style-name="T38">a Home Menu Button, </text:span>a Service Menu Button, <text:span text:style-name="T38">a Favorites Menu Button</text:span>, a Room Menu Button, <text:span text:style-name="T38">and a </text:span>Scavenger Hunt Menu Button.</text:p>
        </text:list-item>
        <text:list-item>
          <text:p text:style-name="P12">The App shall display the Screen <text:span text:style-name="T36">associated with a Menu Button</text:span> when the User presses on <text:span text:style-name="T36">the</text:span> Menu Button.</text:p>
        </text:list-item>
        <text:list-item>
          <text:p text:style-name="P5">The <text:span text:style-name="T38">Where Am I</text:span> Screen shall, <text:span text:style-name="T3">upon determining the User's Current Location,</text:span> display the Service Results Screen.</text:p>
        </text:list-item>
        <text:list-item>
          <text:p text:style-name="P3">The <text:span text:style-name="T38">Where Am I</text:span> Screen shall display a Spinning Wheel icon and a “Searching For Nearest Building...” <text:span text:style-name="T4">text</text:span> while it determines the User's Current Location.</text:p>
        </text:list-item>
        <text:list-item>
          <text:p text:style-name="P13">The <text:span text:style-name="T33">App shall display an Error Message indicating that the User is too far away from the PSU Harrisburg campus if the distance between their current GPS Coordinates and the closest Building is determined to be greater than or equal to 1600 meters while the App is displaying the Where Am I Screen.</text:span></text:p>
        </text:list-item>
        <text:list-item>
          <text:p text:style-name="P3">The App shall contain a Scavenger Hunt Screen that will allow the User the option of a more interactive way to learn about <text:span text:style-name="T4">the </text:span>available Services <text:span text:style-name="T4">at PSU Harrisburg</text:span>.</text:p>
        </text:list-item>
        <text:list-item>
          <text:p text:style-name="P3">A Scavenger Hunt Clue shall contain at least 1 Scavenger Hunt <text:span text:style-name="T5">Clue </text:span>Description and a Scavenger Hunt <text:span text:style-name="T5">Clue </text:span>Solution.</text:p>
        </text:list-item>
        <text:list-item>
          <text:p text:style-name="P14">A Scavenger Hunt Clue shall have the ability to contain a<text:span text:style-name="T6">n ordered</text:span> list of Scavenger Hunt Clue Descriptions.</text:p>
        </text:list-item>
        <text:list-item>
          <text:p text:style-name="P15">A Scavenger Hunt Clue shall have the ability to contain a<text:span text:style-name="T6">n optional Clue Picture.</text:span></text:p>
        </text:list-item>
        <text:list-item>
          <text:p text:style-name="P3">A Scavenger Hunt <text:span text:style-name="T7">Clue </text:span>Solution shall be either a String or GPS Coordinates.</text:p>
        </text:list-item>
        <text:list-item>
          <text:p text:style-name="P3"><text:span text:style-name="T2">T</text:span>he Scavenger Hunt Screen shall display <text:span text:style-name="T8">the</text:span> <text:span text:style-name="T8">Current Clue's</text:span> Clue Description and, if exists, the <text:span text:style-name="T8">Current Clue's</text:span> <text:span text:style-name="T7">Clue </text:span>Picture.</text:p>
        </text:list-item>
        <text:list-item>
          <text:p text:style-name="P3">The Scavenger Hunt Screen shall provide a Text Box if the <text:span text:style-name="T9">Current Clue's Clue</text:span> Solution is a String.</text:p>
        </text:list-item>
        <text:list-item>
          <text:p text:style-name="P6">The Scavenger Hunt Screen shall provide <text:span text:style-name="T14">the</text:span> Scavenger Hunt Check Button at the bottom <text:span text:style-name="T14">right </text:span>of the screen, just above the <text:span text:style-name="T37">Tab</text:span> Menu.</text:p>
        </text:list-item>
        <text:list-item>
          <text:p text:style-name="P7">The Scavenger Hunt Screen shall <text:span text:style-name="T14">provide</text:span> the Scavenger Hunt Hint Button <text:span text:style-name="T14">at the bottom left of the screen, just above the Tab Menu</text:span>.</text:p>
        </text:list-item>
        <text:list-item>
          <text:p text:style-name="P16">The App shall show the Scavenger Hunt Screen with the next Scavenger Hunt Clue Description for the Current Clue when the User presses the Scavenger Hunt Hint Button.</text:p>
        </text:list-item>
        <text:list-item>
          <text:p text:style-name="P17"><text:soft-page-break/>The App shall show the Scavenger Hunt Screen with the first <text:span text:style-name="T14">Scavenger Hunt Clue Description for the Current Clue when the User presses the Scavenger Hunt Hint Button </text:span>and <text:span text:style-name="T15">the </text:span>currently displayed <text:span text:style-name="T14">Scavenger Hunt Clue Description </text:span>is the last in the Current Clue's list of <text:span text:style-name="T14">Scavenger Hunt Clue Description</text:span>s<text:span text:style-name="T14">.</text:span></text:p>
        </text:list-item>
        <text:list-item>
          <text:p text:style-name="P8">The <text:span text:style-name="T12">App shall show the </text:span>Scavenger Hunt Screen <text:span text:style-name="T12">with</text:span> the next unsolved Scavenger Hunt Clue upon the User pressing the Scavenger Hunt Check Button with <text:span text:style-name="T25">Clue I</text:span>nput that matches the <text:span text:style-name="T10">Current Clue's </text:span>Scavenger Hunt Clue Solution.</text:p>
        </text:list-item>
        <text:list-item>
          <text:p text:style-name="P18">The App shall mark the Current Clue as solved upon the User pressing the Scavenger Hunt Check Button with <text:span text:style-name="T25">Clue</text:span> <text:span text:style-name="T11">I</text:span>nput that matches the <text:span text:style-name="T10">Current Clue's </text:span>Scavenger Hunt Clue Solution.</text:p>
        </text:list-item>
        <text:list-item>
          <text:p text:style-name="P8">The <text:span text:style-name="T13">App</text:span> shall <text:span text:style-name="T32">display</text:span> an Error Message indicating <text:span text:style-name="T32">that the User has completed the</text:span> Scavenger Hunt <text:span text:style-name="T32">when</text:span> every Scavenger Hunt Clue has been <text:span text:style-name="T12">marked</text:span> <text:span text:style-name="T12">as </text:span>solved <text:span text:style-name="T12">by the App</text:span>.</text:p>
        </text:list-item>
        <text:list-item>
          <text:p text:style-name="P19">The App shall mark every Scavenger Hunt Clue as unsolved after the User has solved every Scavenger Hunt Clue and the Error Message indicating Scavenger Hunt completion has been displayed.</text:p>
        </text:list-item>
        <text:list-item>
          <text:p text:style-name="P5">The App shall contain a Service <text:span text:style-name="T34">Database</text:span> that maps a Service's name to Service Data.</text:p>
        </text:list-item>
        <text:list-item>
          <text:p text:style-name="P3">The Service Search Screen shall contain a Search Bar at the top followed by a list of clickable Service List Items.</text:p>
        </text:list-item>
        <text:list-item>
          <text:p text:style-name="P3">The <text:span text:style-name="T16">App</text:span> shall filter the Service List Items in the Service Search Screen <text:span text:style-name="T1">by those whose Button Text contains a substring of the Search Bar's text</text:span>.</text:p>
        </text:list-item>
        <text:list-item>
          <text:p text:style-name="P3">The <text:span text:style-name="T18">App shall display the </text:span>Service Results Screen when the User <text:span text:style-name="T17">presses</text:span> a Service List Item from the Service Search Screen.</text:p>
        </text:list-item>
        <text:list-item>
          <text:p text:style-name="P3">A Service List Item shall <text:span text:style-name="T19">represent</text:span> either a Web Service, a Building, or a Building Service.</text:p>
        </text:list-item>
        <text:list-item>
          <text:p text:style-name="P5">The Service Results Screen shall display the Service List Item’s <text:span text:style-name="T20">mapped </text:span>Service Data <text:span text:style-name="T20">from the Service Database</text:span></text:p>
        </text:list-item>
        <text:list-item>
          <text:p text:style-name="P9"><text:span text:style-name="T20">The Service Results Screen shall provide the Take Me There Button </text:span>if the Service Data <text:span text:style-name="T20">being displayed</text:span> contains GPS Coordinates.</text:p>
        </text:list-item>
        <text:list-item>
          <text:p text:style-name="P20"><text:span text:style-name="T20">The Service Results Screen shall provide the </text:span>Add To Favorites<text:span text:style-name="T20"> Button</text:span>.</text:p>
        </text:list-item>
        <text:list-item>
          <text:p text:style-name="P3">The <text:span text:style-name="T21">App shall request for directional assistance via an Outside System such as Google Maps or Apple Maps to the currently displayed Service Data's GPS Coordinates upon the User pressing the </text:span>Take Me There <text:span text:style-name="T21">B</text:span>utton.</text:p>
        </text:list-item>
        <text:list-item>
          <text:p text:style-name="P21">The App shall open the Operating System's default browser upon the User pressing on the Service's website URL from the Service Results Screen.</text:p>
        </text:list-item>
        <text:list-item>
          <text:p text:style-name="P21">The App shall <text:span text:style-name="T39">call the </text:span>Service's contact phone number, upon the User pressing on the <text:soft-page-break/>Service's contact phone numbe<text:span text:style-name="T39">r and pressing on the following Prompts 'yes' option</text:span> from the Service Results Screen.</text:p>
        </text:list-item>
        <text:list-item>
          <text:p text:style-name="P3">Service Data shall contain <text:span text:style-name="T22">the Service's</text:span> name, a quick <text:span text:style-name="T23">textual </text:span>description <text:span text:style-name="T23">of the Service</text:span>, a <text:span text:style-name="T23">contact </text:span>phone number <text:span text:style-name="T23">of the Service </text:span>(if Applicable), and website URL <text:span text:style-name="T23">to the Service</text:span> (if applicable).</text:p>
        </text:list-item>
        <text:list-item>
          <text:p text:style-name="P5">The App shall contain a Room <text:span text:style-name="T34">Database</text:span> that maps a Room Number and Building <text:span text:style-name="T24">name tuple</text:span> to Room Data.</text:p>
        </text:list-item>
        <text:list-item>
          <text:p text:style-name="P3">Room Data shall contain the Room Number, the name of the Building it's located in, a quick <text:span text:style-name="T24">textual </text:span>description of what the room is used for, and simple textual directions to the room's location <text:span text:style-name="T24">on PSU Harrisburg's </text:span>campus.</text:p>
        </text:list-item>
        <text:list-item>
          <text:p text:style-name="P10">The Room Search Screen shall <text:span text:style-name="T26">provide a Text Box for the User to input a</text:span> Room Number. </text:p>
        </text:list-item>
        <text:list-item>
          <text:p text:style-name="P10"><text:span text:style-name="T25">The Room Search Screen shall provide a </text:span>Dropdown Menu <text:span text:style-name="T26">for the User to select a Building Name</text:span>.</text:p>
        </text:list-item>
        <text:list-item>
          <text:p text:style-name="P22">The Room Search Screen shall provide a Search Button for the User to submit their tuple of Room Number and Building Name that the App will use to search the Room <text:span text:style-name="T34">Database</text:span>.</text:p>
        </text:list-item>
        <text:list-item>
          <text:p text:style-name="P5">The <text:span text:style-name="T27">App shall display the </text:span>Room Results Screen <text:span text:style-name="T27">upon</text:span> the User press<text:span text:style-name="T27">ing</text:span> the Search Button on the Room Search Screen with a Room Number and Building <text:span text:style-name="T28">N</text:span>ame <text:span text:style-name="T28">tuple</text:span> that has been mapped to in the Room <text:span text:style-name="T34">Database</text:span>.</text:p>
        </text:list-item>
        <text:list-item>
          <text:p text:style-name="P5">The <text:span text:style-name="T28">App</text:span> shall <text:span text:style-name="T28">display</text:span> an Error Message when <text:span text:style-name="T29">the User presses </text:span>the Search Button <text:span text:style-name="T29">on the Room Search Screen</text:span> with a <text:span text:style-name="T29">Room Number and Building Name tuple that is</text:span> unmapped <text:span text:style-name="T29">in the Room Database</text:span>.</text:p>
        </text:list-item>
        <text:list-item>
          <text:p text:style-name="P5">The Room Results Screen shall display the mapped Room Data for the Room Number and Building Name tuple from the Room <text:span text:style-name="T34">Database</text:span>.</text:p>
        </text:list-item>
        <text:list-item>
          <text:p text:style-name="P11">The App shall contain a <text:span text:style-name="T41">Trip</text:span> <text:span text:style-name="T34">Database</text:span> that maps a <text:span text:style-name="T41">Trip</text:span>'s name to <text:span text:style-name="T41">Trip</text:span> Data.</text:p>
        </text:list-item>
        <text:list-item>
          <text:p text:style-name="P23">The App shall contain a Trip Search Screen that allows the User to search through <text:span text:style-name="T40">available Trips by month</text:span>.</text:p>
        </text:list-item>
        <text:list-item>
          <text:p text:style-name="P24">The Service Results Screen shall display the <text:span text:style-name="T41">Trip</text:span> List Item’s <text:span text:style-name="T20">mapped Trip</text:span> Data <text:span text:style-name="T20">from the Trip Database</text:span></text:p>
        </text:list-item>
        <text:list-item>
          <text:p text:style-name="P25">The App shall contain a Favorites Screen that allows the User to quickly get to the Service Results Screen for their favorited Services.</text:p>
        </text:list-item>
        <text:list-item>
          <text:p text:style-name="P3">The App's installable binary shall be no larger than 60MB.</text:p>
        </text:list-item>
        <text:list-item>
          <text:p text:style-name="P3">The App shall connect to any necessary Outside Systems for GPS Coordinates, <text:s/>directional assistance, <text:span text:style-name="T30">internet access, or phone dialing access</text:span>.</text:p>
        </text:list-item>
        <text:list-item>
          <text:p text:style-name="P26"><text:soft-page-break/>The App shall determine that the Scavenger Hunt Screen's Text Box's text matches the Current Clue's Clue Solution's text by a case-insensitive comparison <text:span text:style-name="T31">of alphanumeric characters</text:span>.</text:p>
        </text:list-item>
        <text:list-item>
          <text:p text:style-name="P27">The App shall determine that the User's GPS Coordinates match the Current Clue's Clue Solution's GPS Coordinates if the distance between the two formerly mentioned GPS Coordinates is less than or equal to 16 meters.</text:p>
        </text:list-item>
        <text:list-item>
          <text:p text:style-name="P28">The App shall display the <text:span text:style-name="T37">Home</text:span> Screen upon launch.</text:p>
        </text:list-item>
        <text:list-item>
          <text:p text:style-name="P29">The App shall contain a Settings Screen that allows the User to swap between light and dark themes as well as access version information and credits.</text:p>
        </text:list-item>
        <text:list-item>
          <text:p text:style-name="P30">The App shall display the associated Screen when the User presses a List Item on the Home Screen.</text:p>
        </text:list-item>
        <text:list-item>
          <text:p text:style-name="P29">The App shall allow a User to add a Service to their Favorites from the Service Results Screen.</text:p>
        </text:list-item>
        <text:list-item>
          <text:p text:style-name="P28">The App shall display the <text:span text:style-name="T37">Tab</text:span> Menu and all Menu Buttons at the bottom of every Screen <text:span text:style-name="T37">except the Home Screen, Settings Screen, and Where Am I Screen</text:span>.</text:p>
        </text:list-item>
      </text:list>
      <text:p text:style-name="P1"/>
      <text:p text:style-name="P2">Non-Functional Requirements:</text:p>
      <text:list xml:id="list8708625506699666525" text:style-name="L2">
        <text:list-item>
          <text:p text:style-name="P31">The App shall minimize its usage of GPS.</text:p>
        </text:list-item>
        <text:list-item>
          <text:p text:style-name="P31">The App shall minimize its battery dra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svg:font-family="Times"/>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Windows_x86 LibreOffice_project/2b9802c1994aa0b7dc6079e128979269cf95bc78</meta:generator>
    <dc:date>2016-02-09T13:37:07.739000000</dc:date>
    <meta:editing-duration>PT3H29M15S</meta:editing-duration>
    <meta:editing-cycles>100</meta:editing-cycles>
    <meta:document-statistic meta:table-count="0" meta:image-count="0" meta:object-count="0" meta:page-count="4" meta:paragraph-count="58" meta:word-count="1360" meta:character-count="7782" meta:non-whitespace-character-count="6534"/>
  </office:meta>
</office:document-meta>
</file>